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體-繁" svg:font-family="宋體-繁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2.2cm" style:rel-column-width="7206*"/>
    </style:style>
    <style:style style:name="Table1.B" style:family="table-column">
      <style:table-column-properties style:column-width="1.998cm" style:rel-column-width="6547*"/>
    </style:style>
    <style:style style:name="Table1.C" style:family="table-column">
      <style:table-column-properties style:column-width="2.258cm" style:rel-column-width="7397*"/>
    </style:style>
    <style:style style:name="Table1.I" style:family="table-column">
      <style:table-column-properties style:column-width="2.258cm" style:rel-column-width="74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44cm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3.6999998092651pt" officeooo:rsid="0002f6f1" officeooo:paragraph-rsid="0002f6f1" style:font-size-asian="12pt" style:font-size-complex="13.6999998092651pt"/>
    </style:style>
    <style:style style:name="P4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5" style:family="paragraph" style:parent-style-name="Table_20_Contents">
      <style:paragraph-properties fo:text-align="start" style:justify-single-word="false"/>
      <style:text-properties fo:font-size="13.6999998092651pt" officeooo:paragraph-rsid="0002f6f1" style:font-size-asian="12pt" style:font-size-complex="13.6999998092651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1.3999996185303pt" style:font-size-asian="10pt" style:font-size-complex="11.3999996185303pt"/>
    </style:style>
    <style:style style:name="P8" style:family="paragraph" style:parent-style-name="Table_20_Contents">
      <style:paragraph-properties fo:text-align="center" style:justify-single-word="false"/>
      <style:text-properties fo:font-size="11.3999996185303pt" officeooo:rsid="0003d659" officeooo:paragraph-rsid="0003d659" style:font-size-asian="10pt" style:font-size-complex="11.3999996185303pt"/>
    </style:style>
    <style:style style:name="P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font-size="12.5500001907349pt" officeooo:rsid="00072d83" officeooo:paragraph-rsid="00072d83" style:font-size-asian="11pt" style:font-size-complex="12.5500001907349pt"/>
    </style:style>
    <style:style style:name="P11" style:family="paragraph" style:parent-style-name="Table_20_Contents">
      <style:paragraph-properties fo:text-align="start" style:justify-single-word="false"/>
      <style:text-properties fo:font-size="12.5500001907349pt" style:font-size-asian="11pt" style:font-size-complex="12.5500001907349pt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font-size="9.10000038146973pt" style:font-size-asian="8pt" style:font-size-complex="9.10000038146973pt"/>
    </style:style>
    <style:style style:name="T1" style:family="text">
      <style:text-properties officeooo:rsid="0003d659"/>
    </style:style>
    <style:style style:name="T2" style:family="text">
      <style:text-properties fo:font-size="6.84999990463257pt" officeooo:rsid="0008ddf0" style:font-size-asian="6pt" style:font-size-complex="6.8499999046325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訂單編號" text:name="py3o.o.bf_po_no"/>
        <text:user-field-decl office:value-type="string" office:string-value="產品編號" text:name="py3o.o.bf_product_no"/>
        <text:user-field-decl office:value-type="string" office:string-value="產能標準量" text:name="py3o.o.bf_prod_std"/>
        <text:user-field-decl office:value-type="string" office:string-value="單片標準時間" text:name="py3o.o.bf_onepcs_std"/>
        <text:user-field-decl office:value-type="string" office:string-value="單片完成時間" text:name="py3o.o.bf_onepcs_complete"/>
        <text:user-field-decl office:value-type="string" office:string-value="單片產品總花費時間" text:name="py3o.o.bf_onepcs_time_total"/>
        <text:user-field-decl office:value-type="string" office:string-value=" 工程別" text:name="py3o.L.bf_eng_type"/>
        <text:user-field-decl office:value-type="string" office:string-value=" 機台" text:name="py3o.L.bf_iot_node.bf_equipment_no"/>
        <text:user-field-decl office:value-type="string" office:string-value=" 責任者" text:name="py3o.L.bf_iot_owner.bf_name"/>
        <text:user-field-decl office:value-type="string" office:string-value=" 產出數量" text:name="py3o.L.bf_prod_num"/>
        <text:user-field-decl office:value-type="string" office:string-value=" 標準量" text:name="py3o.L.bf_std_num"/>
        <text:user-field-decl office:value-type="string" office:string-value=" 達成率" text:name="py3o.L.bf_hitrate_per"/>
        <text:user-field-decl office:value-type="string" office:string-value=" 工時" text:name="py3o.L.bf_wk_time"/>
        <text:user-field-decl office:value-type="string" office:string-value=" 產能" text:name="py3o.L.bf_prod_power"/>
        <text:user-field-decl office:value-type="string" office:string-value=" 平均單片時間" text:name="py3o.L.bf_onepcs_time"/>
      </text:user-field-decls>
      <text:p text:style-name="P1">產能訂單查詢</text:p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/>
        <table:table-row table:style-name="TableLine140174581557600">
          <table:table-cell table:style-name="Table1.A1" table:number-columns-spanned="2" office:value-type="string">
            <text:p text:style-name="P4">訂單編號</text:p>
          </table:table-cell>
          <table:covered-table-cell/>
          <table:table-cell table:style-name="Table1.C1" table:number-columns-spanned="7" office:value-type="string">
            <text:p text:style-name="P10"><text:user-field-get text:name="py3o.o.bf_po_no">訂單編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74579369728">
          <table:table-cell table:style-name="Table1.A2" table:number-columns-spanned="2" office:value-type="string">
            <text:p text:style-name="P4">產品名稱</text:p>
          </table:table-cell>
          <table:covered-table-cell/>
          <table:table-cell table:style-name="Table1.C2" table:number-columns-spanned="7" office:value-type="string">
            <text:p text:style-name="P11"><text:user-field-get text:name="py3o.o.bf_product_no">產品編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74416529808">
          <table:table-cell table:style-name="Table1.A2" table:number-columns-spanned="2" office:value-type="string">
            <text:p text:style-name="P4">產能標準量</text:p>
          </table:table-cell>
          <table:covered-table-cell/>
          <table:table-cell table:style-name="Table1.C2" table:number-columns-spanned="7" office:value-type="string">
            <text:p text:style-name="P11"><text:user-field-get text:name="py3o.o.bf_prod_std">產能標準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74579655056">
          <table:table-cell table:style-name="Table1.A2" table:number-columns-spanned="2" office:value-type="string">
            <text:p text:style-name="P3">單件標準時間</text:p>
          </table:table-cell>
          <table:covered-table-cell/>
          <table:table-cell table:style-name="Table1.C2" table:number-columns-spanned="7" office:value-type="string">
            <text:p text:style-name="P11"><text:user-field-get text:name="py3o.o.bf_onepcs_std">單片標準時間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74579236304">
          <table:table-cell table:style-name="Table1.A2" table:number-columns-spanned="2" office:value-type="string">
            <text:p text:style-name="P5">單件平均完工時間</text:p>
          </table:table-cell>
          <table:covered-table-cell/>
          <table:table-cell table:style-name="Table1.C2" table:number-columns-spanned="7" office:value-type="string">
            <text:p text:style-name="P11"><text:user-field-get text:name="py3o.o.bf_onepcs_complete">單片完成時間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74579605456">
          <table:table-cell table:style-name="Table1.A2" table:number-columns-spanned="2" office:value-type="string">
            <text:p text:style-name="P4">單位產品總花費時間</text:p>
          </table:table-cell>
          <table:covered-table-cell/>
          <table:table-cell table:style-name="Table1.C2" table:number-columns-spanned="7" office:value-type="string">
            <text:p text:style-name="P11"><text:user-field-get text:name="py3o.o.bf_onepcs_time_total">單片產品總花費時間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74579539760">
          <table:table-cell table:style-name="Table1.A2" office:value-type="string">
            <text:p text:style-name="P6">工程別</text:p>
          </table:table-cell>
          <table:table-cell table:style-name="Table1.A2" office:value-type="string">
            <text:p text:style-name="P7">機台</text:p>
          </table:table-cell>
          <table:table-cell table:style-name="Table1.A2" office:value-type="string">
            <text:p text:style-name="P7">責任者</text:p>
          </table:table-cell>
          <table:table-cell table:style-name="Table1.A2" office:value-type="string">
            <text:p text:style-name="P7">生產量</text:p>
          </table:table-cell>
          <table:table-cell table:style-name="Table1.A2" office:value-type="string">
            <text:p text:style-name="P7">標準量</text:p>
          </table:table-cell>
          <table:table-cell table:style-name="Table1.A2" office:value-type="string">
            <text:p text:style-name="P7">達成率</text:p>
          </table:table-cell>
          <table:table-cell table:style-name="Table1.A2" office:value-type="string">
            <text:p text:style-name="P7">工時<text:span text:style-name="T1">(H)</text:span></text:p>
          </table:table-cell>
          <table:table-cell table:style-name="Table1.A2" office:value-type="string">
            <text:p text:style-name="P8">產能(H)</text:p>
          </table:table-cell>
          <table:table-cell table:style-name="Table1.C2" office:value-type="string">
            <text:p text:style-name="P8">平均單件(M)</text:p>
          </table:table-cell>
        </table:table-row>
        <table:table-row table:style-name="Table1.8">
          <table:table-cell table:style-name="Table1.C2" table:number-columns-spanned="9" office:value-type="string">
            <text:p text:style-name="P12"><text:a xlink:type="simple" xlink:href="py3o://for=%22L%20in%20o.piprod_lines%22" text:style-name="Internet_20_link" text:visited-style-name="Visited_20_Internet_20_Link"><text:span text:style-name="T2">for="L in o.piprod_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174579426720">
          <table:table-cell table:style-name="Table1.A2" office:value-type="string">
            <text:p text:style-name="P13"><text:user-field-get text:name="py3o.L.bf_eng_type"> 工程別</text:user-field-get></text:p>
          </table:table-cell>
          <table:table-cell table:style-name="Table1.A2" office:value-type="string">
            <text:p text:style-name="P9"><text:user-field-get text:name="py3o.L.bf_iot_node.bf_equipment_no"> 機台</text:user-field-get></text:p>
          </table:table-cell>
          <table:table-cell table:style-name="Table1.A2" office:value-type="string">
            <text:p text:style-name="P9"><text:user-field-get text:name="py3o.L.bf_iot_owner.bf_name"> 責任者</text:user-field-get></text:p>
          </table:table-cell>
          <table:table-cell table:style-name="Table1.A2" office:value-type="string">
            <text:p text:style-name="P9"><text:user-field-get text:name="py3o.L.bf_prod_num"> 產出數量</text:user-field-get></text:p>
          </table:table-cell>
          <table:table-cell table:style-name="Table1.A2" office:value-type="string">
            <text:p text:style-name="P9"><text:user-field-get text:name="py3o.L.bf_std_num"> 標準量</text:user-field-get></text:p>
          </table:table-cell>
          <table:table-cell table:style-name="Table1.A2" office:value-type="string">
            <text:p text:style-name="P9"><text:user-field-get text:name="py3o.L.bf_hitrate_per"> 達成率</text:user-field-get></text:p>
          </table:table-cell>
          <table:table-cell table:style-name="Table1.A2" office:value-type="string">
            <text:p text:style-name="P9"><text:user-field-get text:name="py3o.L.bf_wk_time"> 工時</text:user-field-get></text:p>
          </table:table-cell>
          <table:table-cell table:style-name="Table1.A2" office:value-type="string">
            <text:p text:style-name="P9"><text:user-field-get text:name="py3o.L.bf_prod_power"> 產能</text:user-field-get></text:p>
          </table:table-cell>
          <table:table-cell table:style-name="Table1.C2" office:value-type="string">
            <text:p text:style-name="P9"><text:user-field-get text:name="py3o.L.bf_onepcs_time"> 平均單片時間</text:user-field-get></text:p>
          </table:table-cell>
        </table:table-row>
        <table:table-row table:style-name="TableLine140174579482640">
          <table:table-cell table:style-name="Table1.C2" table:number-columns-spanned="9" office:value-type="string">
            <text:p text:style-name="P12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體-繁" svg:font-family="宋體-繁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宋體-繁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宋體-繁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蘋方-繁" style:font-family-asian="蘋方-繁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11T10:12:47.586444548</meta:creation-date>
    <dc:date>2023-05-15T12:44:08.662540396</dc:date>
    <meta:editing-duration>PT35M25S</meta:editing-duration>
    <meta:editing-cycles>10</meta:editing-cycles>
    <meta:generator>LibreOffice/7.2.6.2$MacOSX_X86_64 LibreOffice_project/b0ec3a565991f7569a5a7f5d24fed7f52653d754</meta:generator>
    <meta:document-statistic meta:table-count="1" meta:image-count="0" meta:object-count="0" meta:page-count="1" meta:paragraph-count="33" meta:word-count="136" meta:character-count="176" meta:non-whitespace-character-count="165"/>
  </office:meta>
</office:document-meta>
</file>